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6" style:parent-style-name="Normal" style:family="paragraph">
      <style:paragraph-properties fo:break-before="page"/>
    </style:style>
    <style:style style:name="TableColumn8" style:family="table-column">
      <style:table-column-properties style:column-width="0.5652in"/>
    </style:style>
    <style:style style:name="TableColumn9" style:family="table-column">
      <style:table-column-properties style:column-width="5.3333in"/>
    </style:style>
    <style:style style:name="Table7" style:family="table">
      <style:table-properties style:width="5.8986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INFORME DE ERRORES</text:p>
      <text:p text:style-name="Normal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41251856" office:target-frame-name="_top" xlink:show="replace"><text:span text:style-name="Hipervínculo">1. Disconformidades y soluciones</text:span><text:tab/>2</text:a></text:p>
          <text:p text:style-name="P3"><text:a xlink:href="#_Toc141251857" office:target-frame-name="_top" xlink:show="replace"><text:span text:style-name="Hipervínculo">2. Resumen de incumplimientos frecuentes</text:span><text:tab/>2</text:a></text:p>
          <text:p text:style-name="P4"><text:a xlink:href="#_Toc141251858" office:target-frame-name="_top" xlink:show="replace"><text:span text:style-name="Hipervínculo">3. Herramientas utilizadas</text:span><text:tab/>2</text:a></text:p>
          <text:p text:style-name="P5"><text:a xlink:href="#_Toc141251859" office:target-frame-name="_top" xlink:show="replace"><text:span text:style-name="Hipervínculo">4. Pruebas de usabilidad</text:span><text:tab/>2</text:a></text:p>
        </text:index-body>
      </text:table-of-content>
      <text:p text:style-name="Normal"/>
      <text:p text:style-name="Normal"/>
      <text:p text:style-name="P6"/>
      <text:h text:style-name="Título1" text:outline-level="1"><text:bookmark-start text:name="_Toc141251856"/><text:soft-page-break/>1.<text:s/>Disconformidades y soluciones<text:bookmark-end text:name="_Toc141251856"/></text:h>
      <text:p text:style-name="Normal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REQ.</text:p>
          </table:table-cell>
          <table:table-cell table:style-name="TableCell13">
            <text:p text:style-name="P14">PROBLEMAS ENCONTRADOS</text:p>
          </table:table-cell>
        </table:table-row>
        <table:table-row table:style-name="TableRow15">
          <table:table-cell table:style-name="TableCell16">
            <text:p text:style-name="P17">x.x.x.x</text:p>
          </table:table-cell>
          <table:table-cell table:style-name="TableCell18">
            <text:p text:style-name="P19">Nombre del requisito</text:p>
            <text:p text:style-name="P20"/>
            <text:p text:style-name="P21">LOCALIZACIÓN DEL PROBLEMA</text:p>
            <text:p text:style-name="P22">Páginas(s) o documento(s) de la muestra afectados y ubicación dentro de la página o documento.</text:p>
            <text:p text:style-name="P23"/>
            <text:p text:style-name="P24">DESCRIPCIÓN DEL PROBLEMA</text:p>
            <text:p text:style-name="P25">Explicación del problema, incluyendo capturas de pantalla.</text:p>
            <text:p text:style-name="P26"/>
            <text:p text:style-name="P27">SOLUCIÓN</text:p>
            <text:p text:style-name="P28">Descripción de la propuesta de solución.</text:p>
            <text:p text:style-name="P29"/>
            <text:p text:style-name="P30"/>
            <text:p text:style-name="P31"/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</table:table>
      <text:p text:style-name="Normal"/>
      <text:p text:style-name="Normal"/>
      <text:h text:style-name="Título1" text:outline-level="1"><text:bookmark-start text:name="_Toc141251857"/>2. Resumen de incumplimientos frecuentes<text:bookmark-end text:name="_Toc141251857"/></text:h>
      <text:p text:style-name="Normal"/>
      <text:h text:style-name="Título1" text:outline-level="1"><text:bookmark-start text:name="_Toc141251858"/>3. Herramientas<text:s/>utilizadas<text:bookmark-end text:name="_Toc141251858"/></text:h>
      <text:p text:style-name="Normal"/>
      <text:h text:style-name="Título1" text:outline-level="1"><text:bookmark-start text:name="_Toc141251859"/>4. Pruebas de usabilidad<text:bookmark-end text:name="_Toc141251859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Calibri" fo:font-weight="bold" style:font-weight-asian="bold" style:font-weight-complex="bold" fo:color="#000000" fo:font-size="16pt" style:font-size-asian="16pt" style:font-size-complex="16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-asian="Times New Roman" style:font-name-complex="Calibri" fo:font-weight="bold" style:font-weight-asian="bold" style:font-weight-complex="bold" fo:color="#000000" fo:font-size="16pt" style:font-size-asian="16pt" style:font-size-complex="16pt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TDC" style:display-name="Título TDC" style:family="paragraph" style:parent-style-name="Título1" style:next-style-name="Normal">
      <style:text-properties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Informe de errores de un sitio web</dc:title>
    <dc:description/>
    <dc:subject/>
    <meta:initial-creator>Hilera González José Ramón</meta:initial-creator>
    <dc:creator>Hilera González José Ramón</dc:creator>
    <meta:creation-date>2023-07-26T06:22:00Z</meta:creation-date>
    <dc:date>2023-07-26T06:22:00Z</dc:date>
    <meta:template xlink:href="Normal.dotm" xlink:type="simple"/>
    <meta:editing-cycles>2</meta:editing-cycles>
    <meta:editing-duration>PT0S</meta:editing-duration>
    <meta:document-statistic meta:page-count="2" meta:paragraph-count="1" meta:word-count="138" meta:character-count="899" meta:row-count="6" meta:non-whitespace-character-count="762"/>
  </office:meta>
</office:document-meta>
</file>